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5" style:family="paragraph" style:parent-style-name="Standard">
      <style:paragraph-properties fo:line-height="200%" fo:text-align="start" style:justify-single-word="false"/>
      <style:text-properties fo:font-style="italic" style:font-style-asian="italic" style:font-style-complex="italic"/>
    </style:style>
    <style:style style:name="P6" style:family="paragraph" style:parent-style-name="Standard">
      <style:paragraph-properties fo:line-height="200%" fo:text-align="start" style:justify-single-word="false"/>
    </style:style>
    <style:style style:name="P7"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8" style:family="paragraph" style:parent-style-name="Standard">
      <style:paragraph-properties fo:line-height="200%" fo:text-align="start" style:justify-single-word="false"/>
      <style:text-properties style:font-name="Times New Roman1" fo:font-size="12pt" fo:font-style="normal" style:font-style-asian="normal" style:font-style-complex="normal"/>
    </style:style>
    <style:style style:name="T1" style:family="text">
      <style:text-properties style:font-name="Times New Roman1" fo:font-size="12pt"/>
    </style:style>
    <style:style style:name="T2" style:family="text">
      <style:text-properties style:font-name="Times New Roman1" fo:font-size="12pt" fo:font-weight="bold"/>
    </style:style>
    <style:style style:name="T3" style:family="text">
      <style:text-properties style:font-name="Times New Roman1" fo:font-size="12pt" fo:font-weight="normal" style:font-weight-asian="normal" style:font-weight-complex="normal"/>
    </style:style>
    <style:style style:name="T4" style:family="text">
      <style:text-properties style:font-name="Times New Roman1" fo:font-size="12pt"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PHL160 – Quests for Meaning: World Religions</text:p>
      <text:p text:style-name="P1">Dr. David Scott Arnold</text:p>
      <text:p text:style-name="P1">June 2, 2013</text:p>
      <text:p text:style-name="P1"/>
      <text:p text:style-name="P3">Worship Report: Unitarian Universalist</text:p>
      <text:p text:style-name="P4">Observations of the sacred space</text:p>
      <text:p text:style-name="P2"><text:tab/>Today at church I did the Hokey-Pokey! You know, the song that goes: “You put your left hand in. You put your left hand out...That's what its all about!” That <text:span text:style-name="T6">was</text:span> what it was all about, according to the speaker. They asked “What is the meaning of life anyways? Well there are a few who think they have the answer...” at which point the keyboardist started playing the song and the speaker invited everyone to join in.</text:p>
      <text:p text:style-name="P8"><text:tab/>Coming from a protestant Christian background I would have never thought that someone might consider doing the Hokey-Pokey as 'worship'. Worship to me had always been about singing along to a band on a stage, and church is always a serious event.</text:p>
      <text:p text:style-name="P4"><text:tab/><text:span text:style-name="T5">For my worship experience I attended the Corvallis Unitarian Universalist Church. So that I would not have to face the complete unknown alone, I brought along my girlfriend Ashlee. I come from a protestant background and was not raised with a large knowledge of other religions, nor had we talked about Unitarianism in class, so I didn't know quite what to expect. All I knew going into the building was that Unitarians are accepting of all beliefs.</text:span></text:p>
      <text:p text:style-name="P2"><text:span text:style-name="T4"><text:tab/>I walked into a large circular room with a vaulted ceiling in the center. Across from the entrance was a piano in front of double doors that led to outside. There was a large amount of light that came into the room from the skylight in the center along with the large windows on most sides of the sanctuary. I could see from the windows that the sanctuary was surrounded in flowers and plants, giving a sense of being in a garden. Situated in the center was a table covered in an assortment of </text:span><text:soft-page-break/><text:span text:style-name="T4">plants, toys, candles, and hand instruments. All the seats were arranged in a circle facing in. The speaker stood in front of the piano, and walked around the space between the chairs and the alter as they talked.</text:span></text:p>
      <text:p text:style-name="P2"><text:tab/>The message was “Play as Worship” and called the congregation to think of playing, having fun, being silly, dancing around, as worship. Bringing oneself closer to the divine. </text:p>
      <text:p text:style-name="P2"/>
      <text:p text:style-name="P2"/>
      <text:p text:style-name="P2"/>
      <text:p text:style-name="P2">The pastor had said, “The God of the universe has four words for you 'Come Dance With Me'.” I had never thought about God in this way. A God who wants to dance with us. It spoke to me on a deep level since I consider myself as a dancer, but never thought of using that part of me to draw closer to God.</text:p>
      <text:p text:style-name="P2"/>
      <text:p text:style-name="P4">Describe the nature of the experience. Which senses were quickened—was there incense, chanting, silence, stained glass, rugs, benches, pews, etc. That is, how can one understand the ways this worship experience is meaningful for the participants?</text:p>
      <text:p text:style-name="P2">There was silence, minor chanting.</text:p>
      <text:p text:style-name="P2"/>
      <text:p text:style-name="P4">Evaluate of observations with respect to ritual, grace, speculation, mystery.</text:p>
      <text:p text:style-name="P2">RITUAL</text:p>
      <text:p text:style-name="P2">There were three rituals performed while I was at the church. The first was an opening benediction were we recited something. The second was a ceremony inviting the spirits of the north, south, east, west, and of above, below and within, to come and join us. The third ritual was a closing blessing that we all repeated. We all sat in a circle around an alter, which I was informed later is not how the usual service is arranged.</text:p>
      <text:p text:style-name="P2">GRACE</text:p>
      <text:p text:style-name="P2"><text:soft-page-break/>Unitarian Universalists are accepting of a large group of people. From their program they say “This Unitarian Universalist community welcomes and celebrates the presence and participation of trangender, gay, lesbian, heterosexual, and bisexual people.” They seemed like a very welcoming and caring group of people.</text:p>
      <text:p text:style-name="P2">SPECULATION</text:p>
      <text:p text:style-name="P2">I remember the pastor saying: “Your view of God or no Gods” at one point.</text:p>
      <text:p text:style-name="P2">MYSTERY</text:p>
      <text:p text:style-name="P2">“Come dance with me!”</text:p>
      <text:p text:style-name="P2"/>
      <text:p text:style-name="P5"><text:span text:style-name="T1">2 – 3 pages. Attach any bulletin, pamphlet, images, etc. from the worship event after the last page. It is </text:span><text:span text:style-name="T3">due</text:span><text:span text:style-name="T2"> </text:span><text:span text:style-name="T1">the Monday, </text:span><text:span text:style-name="T3">3rd of June, 2013</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0:32:31</meta:creation-date>
    <dc:date>2013-06-02T16:01:29</dc:date>
    <meta:editing-duration>PT2H45M33S</meta:editing-duration>
    <meta:editing-cycles>17</meta:editing-cycles>
    <meta:generator>LibreOffice/3.5$Linux_x86 LibreOffice_project/350m1$Build-2</meta:generator>
    <dc:creator>Trevor Bramwell</dc:creator>
    <meta:document-statistic meta:table-count="0" meta:image-count="0" meta:object-count="0" meta:page-count="3" meta:paragraph-count="24" meta:word-count="670" meta:character-count="3828" meta:non-whitespace-character-count="3176"/>
  </office:meta>
</office:document-meta>
</file>